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cm"/>
    </style:style>
    <style:style style:name="P2" style:family="paragraph" style:parent-style-name="Standard">
      <style:paragraph-properties fo:margin-top="0cm" fo:margin-bottom="0cm" fo:text-align="justify" style:justify-single-word="false"/>
    </style:style>
    <style:style style:name="P3" style:family="paragraph" style:parent-style-name="Standard">
      <style:paragraph-properties fo:margin-top="0cm" fo:margin-bottom="0.3cm" fo:text-align="justify" style:justify-single-word="false"/>
    </style:style>
    <style:style style:name="P4" style:family="paragraph" style:parent-style-name="Standard">
      <style:paragraph-properties fo:margin-top="0cm" fo:margin-bottom="0.3cm" fo:text-align="justify" style:justify-single-word="false"/>
    </style:style>
    <style:style style:name="P5" style:family="paragraph" style:parent-style-name="Heading_20_1">
      <style:paragraph-properties fo:text-align="center" style:justify-single-word="false"/>
    </style:style>
    <style:style style:name="P6" style:family="paragraph" style:parent-style-name="Heading_20_2">
      <style:paragraph-properties fo:margin-top="0.42cm" fo:margin-bottom="0cm" fo:text-align="center" style:justify-single-word="false"/>
    </style:style>
    <style:style style:name="P7" style:family="paragraph" style:parent-style-name="Heading_20_2">
      <style:paragraph-properties fo:margin-top="0.12cm" fo:margin-bottom="0.21cm" fo:text-align="center" style:justify-single-word="false"/>
    </style:style>
    <style:style style:name="P8" style:family="paragraph" style:parent-style-name="Heading_20_4">
      <style:paragraph-properties fo:margin-top="0.423cm" fo:margin-bottom="0.212cm" fo:keep-with-next="always"/>
      <style:text-properties style:font-name="Arial" style:font-name-asian="Microsoft YaHei" style:font-name-complex="Mang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
      <text:h text:style-name="P5" text:outline-level="1">Cabmed</text:h>
      <text:h text:style-name="P6" text:outline-level="2">Gestion d'un</text:h>
      <text:h text:style-name="P7" text:outline-level="2">cabinet médical</text:h>
      <text:p text:style-name="P1"/>
      <text:p text:style-name="P1"/>
      <text:p text:style-name="P2"/>
      <text:h text:style-name="Heading_20_3" text:outline-level="3">Présentation générale du mémoire :</text:h>
      <text:p text:style-name="P3"><text:tab/>Cabmed est un projet composé de trois applications différentes qui ''interagissent'' entre-elles. Cette application (ou ensemble d'application) sert à la gestion d'un cabinet médical. <text:span text:style-name="T1">J'insiste sur le fait qu'il s'agit-là de la gestion d'un CABINET MÉDICAL, pas d'un HÔPITAL !</text:span> Ici le projet est divisé en trois parties que j'ai appelé : ''Admin'' (gestion du personnel du cabinet), ''Manage'' (gestion des rendez-vous et dossier des patients) et enfin ''Web'' (ne servant qu'à consulter les rendez-vous passés et futurs). Ces trois parties sont trois applications différentes mais qui tournent autour d'une même base de données bien évidemment, le but étant de les faire fonctionner ensemble. La base de données tourne sur un serveur MySQL.</text:p>
      <text:p text:style-name="P3"><text:tab/>Avant de continuer je précise que j'ai volontairement choisi de ne pas m'occuper de certains points comme la comptabilité et la gestion des stocks (fournitures, médicaments, ...), ces points-là étant moins orientés informatique...</text:p>
      <text:p text:style-name="P2"/>
      <text:h text:style-name="Heading_20_3" text:outline-level="3">Chemin emprunté et technologies choisis :</text:h>
      <text:p text:style-name="P3"><text:tab/>Pour cette application j'ai choisi de développer avec le langage de programmation Java. Étant un langage dont j'ai une certaine ''maîtrise'' (celui que j'utilise le plus aisément en tout cas) et proposant tout le nécessaire pour faire en même temps des applications orientés PC (applications ''Admin'' et ''Manage''), mais aussi orienté web (comme l'application ''Web'' comme vous l'auriez compris).</text:p>
      <text:p text:style-name="P3"><text:tab/>Après le codage des interfaces graphiques (qui n'était pas si difficile que ça mais qui était assez gros à faire), le plus gros dans ce projet était la gestion du planning des médecins. Gérer un planning est l'une des choses les plus difficiles à faire. Ce qui rend cette tâche compliqué (à mes yeux en tout cas), c'est surtout l'enregistrement en base de données de ces informations, comment organiser la base de données de façon à pouvoir stocker tout le nécessaire. Nous avons certains outils qui nous permettent de ne pas nous occuper de la base de données, l'outil la crée et la gère pour nous en se basant sur la structure de notre application (j'en parle au prochain paragraphe), mais en utilisant ces outils, on est obligé dans certains cas d'adapter notre application pour être compatible avec la base de données, ce qui nous aide pas tellement... J'ai donc opté pour Google Agenda ! Google propose un service d'agenda qui est assez bien fait et qui peut être adapté (jusqu'à un certain point bien sûr) selon nos besoins. Et Google fait encore mieux en nous proposant une librairie Java toute faite avec tout le nécessaire pour gérer cet agenda. Malgré qu'il existait déjà cette librairie, comprendre son fonctionnement et réussir à la prendre en main était assez compliqué (c'est la première fois que je l'utilise).</text:p>
      <text:p text:style-name="P3"><text:tab/>Le deuxième outil utilisé est JPA. Cet outil est ce qu'on appelle un ORM (<text:span text:style-name="T2">Object Relational Mapping</text:span>). Un ORM est un outil qui s'occupe pour nous de la base de données (l'outil dont je parlais <text:soft-page-break/>dans le paragraphe précédent). JPA est l'ORM de base compris dans les librairies Java, il n'y a donc aucune librairie supplémentaire à rajouter pour l'utiliser. En vérité, lorsqu'on regarde en détail comment JPA fonctionne, on comprend qu'en réalité ce n'est pas réellement un ORM, c'est plutôt un outil qui permet d'utiliser un ORM... JPA est donc un ensemble de classe qui fait appel aux véritables ORMs pour nous. Il existe plusieurs ''vrais'' ORMs, les plus connus étant Hibernate, TopLink, EclipseLink, etc et eux gèrent réellement une base de données, mais JPA lui est à mettre au-dessus de ceux-là et appelle l'un de ces ORMs à notre place. L'avantage d'utiliser JPA plutôt qu'un ORM directement est double : premièrement, JPA est plus facile à utiliser et à comprendre que ces autres ORMs, mais surtout, grâce à JPA, on peut passer d'un ORM à l'autre en un instant. En effet, nous avons la possibilité de préciser à JPA quel ORM il doit utiliser via un fichier de configuration. Plus besoin d'apprendre à utiliser tous ces ORMs ! En apprenant à utiliser JPA, on peut utiliser tous les avantages de tous les ORMs (certains d'entre eux étant plus adaptés dans certains cas).</text:p>
      <text:p text:style-name="P3"><text:tab/>Le dernier framework utilisé est Struts 2. Cet outil n'est utilisable que dans le cadre des applications web. En effet, il ne sert qu'à organiser la structure des pages web (dire qu'à partir de telle page on peut accéder à telle ou telle page, de faire une certaine action avant de transférer à une page, ...). Struts 2 propose d'autres petites options (comme l'internationalisation des pages web) dont on parlera plus tard. Plus de détails dans la partie application web.</text:p>
      <text:p text:style-name="P2"/>
      <text:h text:style-name="Heading_20_3" text:outline-level="3">Présentation général des applications :</text:h>
      <text:p text:style-name="P3">Comme expliqué plus haut, le projet est coupé en trois applications :</text:p>
      <text:p text:style-name="P3"><text:span text:style-name="T3">L'application ''Admin''</text:span> est celle permettant de gérer le personnel interne du cabinet (''admin'' pour ''administration'') et utilisable que par l'administrateur.</text:p>
      <text:p text:style-name="P3"><text:span text:style-name="T3">L'application ''Manage''</text:span> est celle permettant de gérer tout le reste et est utilisée par le personnel, les secrétaires et médecins.</text:p>
      <text:p text:style-name="P3"><text:span text:style-name="T3">L'application ''Web''</text:span> est celle permettant de consulter ses rendez-vous en ligne et utilisable par les patients et les médecins.</text:p>
      <text:h text:style-name="Heading_20_3" text:outline-level="3">Analyse :</text:h>
      <text:p text:style-name="Text_20_body"/>
      <text:h text:style-name="P8" text:outline-level="4">Structure générale :</text:h>
      <text:p text:style-name="Text_20_body"/>
      <text:h text:style-name="Heading_20_4" text:outline-level="4">Modèle :</text:h>
      <text:p text:style-name="P3"/>
      <text:h text:style-name="Heading_20_4" text:outline-level="4">DAO :</text:h>
      <text:p text:style-name="P3"/>
      <text:h text:style-name="Heading_20_4" text:outline-level="4">Application Admin :</text:h>
      <text:p text:style-name="P3"/>
      <text:h text:style-name="Heading_20_4" text:outline-level="4"><text:soft-page-break/>Application Manage :</text:h>
      <text:p text:style-name="P3"/>
      <text:h text:style-name="Heading_20_4" text:outline-level="4">Application Web :</text:h>
      <text:p text:style-name="P3"/>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dou Amar</meta:initial-creator>
    <meta:creation-date>2014-05-09T16:17:01.60</meta:creation-date>
    <dc:date>2014-05-14T21:34:39.48</dc:date>
    <dc:creator>Ridou Amar</dc:creator>
    <meta:editing-duration>PT3H50M5S</meta:editing-duration>
    <meta:editing-cycles>43</meta:editing-cycles>
    <meta:generator>OpenOffice/4.0.1$Win32 OpenOffice.org_project/401m5$Build-9714</meta:generator>
    <meta:document-statistic meta:table-count="0" meta:image-count="0" meta:object-count="0" meta:page-count="3" meta:paragraph-count="23" meta:word-count="855" meta:character-count="5278"/>
  </office:meta>
</office:document-meta>
</file>